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7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 fo:font-weight="bold" style:font-weight-asian="bold" style:font-weight-complex="bold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fo:min-height="1.089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earAndCartesia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Buf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: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Height: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inear Total</text:p>
          </table:table-cell>
          <table:table-cell table:style-name="ce2" table:formula="of:=[.B3]*[.B4]" office:value-type="float" office:value="3600" calcext:value-type="float">
            <text:p>36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: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Row: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table:style-name="ce2" table:formula="of:=MOD(([.B9]*[.B3]+[.B8]);[.B5])" office:value-type="float" office:value="420" calcext:value-type="float">
            <office:annotation office:display="true" draw:style-name="gr1" svg:width="1.1413in" svg:height="0.7083in" svg:x="2.5382in" svg:y="0.9402in" draw:caption-point-x="-0.7965in" draw:caption-point-y="1.302in">
              <dc:creator>Unknown Author</dc:creator>
              <dc:date>2025-10-26T03:21:55.62911</dc:date>
              <text:p>Index is constrained to linear buffer.</text:p>
            </office:annotation>
            <text:p>420</text:p>
          </table:table-cell>
          <table:table-cell/>
        </table:table-row>
        <table:table-row table:style-name="ro1">
          <table:table-cell office:value-type="string" calcext:value-type="string">
            <text:p>Column</text:p>
          </table:table-cell>
          <table:table-cell table:style-name="ce2" table:formula="of:=MOD([.B12];[.B3]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Row</text:p>
          </table:table-cell>
          <table:table-cell table:style-name="ce2" table:formula="of:=INT(MOD([.B12]/[.B3];[.B4]))" office:value-type="float" office:value="3" calcext:value-type="float">
            <text:p>3</text:p>
          </table:table-cell>
          <table:table-cell table:style-name="ce2" table:formula="of:=INT([.B12]/[.B3])" office:value-type="float" office:value="3" calcext:value-type="float">
            <office:annotation office:display="true" draw:style-name="gr2" svg:width="1.1413in" svg:height="1.1677in" svg:x="3.1134in" svg:y="1.8217in" draw:caption-point-x="-0.4827in" draw:caption-point-y="0.8276in">
              <dc:creator>Unknown Author</dc:creator>
              <dc:date>2025-10-26T03:13:55.1913</dc:date>
              <text:p>When the index implements a circular safety, no second modulus is needed on the row.</text:p>
            </office:annotation>
            <text:p>3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ork" table:style-name="ta1">
        <table:table-column table:style-name="co1" table:number-columns-repeated="2" table:default-cell-style-name="Default"/>
        <table:table-row table:style-name="ro2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T_his</text:p>
          </table:table-cell>
        </table:table-row>
        <table:table-row table:style-name="ro2">
          <table:table-cell office:value-type="string" calcext:value-type="string">
            <text:p>Original Index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ew Index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ubstr(0, 1)</text:p>
          </table:table-cell>
          <table:table-cell office:value-type="string" calcext:value-type="string">
            <text:p>T</text:p>
          </table:table-cell>
        </table:table-row>
        <table:table-row table:style-name="ro2">
          <table:table-cell office:value-type="string" calcext:value-type="string">
            <text:p>Substr(2)</text:p>
          </table:table-cell>
          <table:table-cell office:value-type="string" calcext:value-type="string">
            <text:p>h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028in"/>
      <style:text-properties style:font-name="Roboto" fo:font-family="Roboto" style:font-style-name="Regular" style:font-pitch="variable"/>
    </style:style>
    <style:style style:name="Heading" style:family="table-cell" style:parent-style-name="Default">
      <style:table-cell-properties fo:wrap-option="no-wrap" style:shrink-to-fit="false"/>
      <style:text-properties style:font-name="Roboto Light" fo:font-family="'Roboto Light'" style:font-style-name="Bold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/00/0000</text:date>, <text:time style:data-style-name="N2" text:time-value="02:56:53.392794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11:08:34.476233400</meta:creation-date>
    <dc:title>MyCalcTemplate</dc:title>
    <meta:editing-duration>PT7H11M37S</meta:editing-duration>
    <meta:editing-cycles>6</meta:editing-cycles>
    <meta:generator>LibreOffice/25.8.2.2$Windows_X86_64 LibreOffice_project/d401f2107ccab8f924a8e2df40f573aab7605b6f</meta:generator>
    <dc:date>2025-10-26T11:49:18.178340500</dc:date>
    <meta:document-statistic meta:table-count="2" meta:cell-count="29" meta:object-count="0"/>
    <meta:template xlink:type="simple" xlink:actuate="onRequest" xlink:title="MyCalcTemplate" xlink:href="../../../../../../../Users/Daniel/AppData/Roaming/LibreOffice/4/user/template/MyCalcTemplate.ots" meta:date="2025-10-24T11:08:34.069498700"/>
  </office:meta>
</office:document-meta>
</file>